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5354in" svg:y="0.1083in" svg:width="5.8783in" svg:height="2.27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a Cirstoiu</meta:initial-creator>
    <meta:creation-date>2018-05-17T09:55:03.94</meta:creation-date>
    <dc:date>2018-05-17T09:57:03.92</dc:date>
    <dc:creator>Daniela Cirstoiu</dc:creator>
    <meta:editing-duration>PT2M</meta:editing-duration>
    <meta:editing-cycles>2</meta:editing-cycles>
    <meta:generator>OpenOffice/4.1.5$Win32 OpenOffice.org_project/415m1$Build-9789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411in"/>
    </style:style>
    <style:style style:name="co4" style:family="table-column">
      <style:table-column-properties fo:break-before="auto" style:column-width="0.9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size="12pt" style:text-underline-style="solid" style:text-underline-width="auto" style:text-underline-color="font-color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2173in"/>
    </style:style>
    <style:style style:name="gr3" style:family="graphic">
      <style:graphic-properties draw:stroke="none" svg:stroke-color="#000000" draw:fill="none" draw:fill-color="#ffffff" fo:min-height="0.2268in"/>
    </style:style>
    <style:style style:name="gr4" style:family="graphic">
      <style:graphic-properties draw:stroke="none" svg:stroke-color="#000000" draw:fill="none" draw:fill-color="#ffffff" fo:min-height="0.1862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5"/>
        <table:table-column table:style-name="co1" table:default-cell-style-name="Default"/>
        <table:table-column table:style-name="co1" table:default-cell-style-name="ce5"/>
        <table:table-column table:style-name="co3" table:default-cell-style-name="ce5"/>
        <table:table-column table:style-name="co4" table:default-cell-style-name="Default"/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1" office:value-type="string">
            <text:p>Actors</text:p>
          </table:table-cell>
          <table:table-cell table:number-columns-repeated="2"/>
          <table:table-cell table:style-name="ce1" office:value-type="string">
            <text:p>Movies</text:p>
          </table:table-cell>
          <table:table-cell table:number-columns-repeated="2"/>
          <table:table-cell table:style-name="ce1" office:value-type="string">
            <text:p>Directors</text:p>
          </table:table-cell>
        </table:table-row>
        <table:table-row table:style-name="ro3">
          <table:table-cell/>
          <table:table-cell table:style-name="ce2" office:value-type="string">
            <text:p>ActorID</text:p>
          </table:table-cell>
          <table:table-cell table:number-columns-repeated="2"/>
          <table:table-cell table:style-name="ce6" office:value-type="string">
            <text:p>MovieID</text:p>
          </table:table-cell>
          <table:table-cell table:number-columns-repeated="2"/>
          <table:table-cell table:style-name="ce6" office:value-type="string">
            <text:p>DirectorID</text:p>
          </table:table-cell>
        </table:table-row>
        <table:table-row table:style-name="ro3">
          <table:table-cell/>
          <table:table-cell table:style-name="ce3" office:value-type="string">
            <text:p>ActFname</text:p>
          </table:table-cell>
          <table:table-cell>
            <draw:ellipse table:end-cell-address="Sheet1.D9" table:end-x="0.1776in" table:end-y="0.0882in" draw:z-index="0" draw:style-name="gr1" draw:text-style-name="P1" svg:width="0.8051in" svg:height="0.4051in" svg:x="0.2614in" svg:y="0.1051in">
              <text:p/>
            </draw:ellipse>
            <draw:frame table:end-cell-address="Sheet1.D8" table:end-x="0.085in" table:end-y="0.1193in" draw:z-index="4" draw:style-name="gr2" svg:width="0.6126in" svg:height="0.2173in" svg:x="0.3614in" svg:y="0.113in">
              <draw:text-box>
                <text:p><text:s text:c="3"/>plays</text:p>
              </draw:text-box>
            </draw:frame>
          </table:table-cell>
          <table:table-cell/>
          <table:table-cell table:style-name="ce3" office:value-type="string">
            <text:p>Title</text:p>
          </table:table-cell>
          <table:table-cell>
            <draw:ellipse table:end-cell-address="Sheet1.G9" table:end-x="0.137in" table:end-y="0.1122in" draw:z-index="1" draw:style-name="gr1" draw:text-style-name="P1" svg:width="0.8142in" svg:height="0.4047in" svg:x="0.2118in" svg:y="0.1295in">
              <text:p/>
            </draw:ellipse>
            <draw:frame table:end-cell-address="Sheet1.F8" table:end-x="0.8752in" table:end-y="0.1854in" draw:z-index="6" draw:style-name="gr3" svg:width="0.5201in" svg:height="0.2268in" svg:x="0.3551in" svg:y="0.1697in">
              <draw:text-box>
                <text:p><text:s/>directs</text:p>
              </draw:text-box>
            </draw:frame>
          </table:table-cell>
          <table:table-cell/>
          <table:table-cell table:style-name="ce3" office:value-type="string">
            <text:p>DirFname</text:p>
          </table:table-cell>
        </table:table-row>
        <table:table-row table:style-name="ro3">
          <table:table-cell/>
          <table:table-cell table:style-name="ce3" office:value-type="string">
            <text:p>ActLname</text:p>
            <draw:line table:end-cell-address="Sheet1.D8" table:end-x="0.4374in" table:end-y="0.0965in" draw:z-index="2" draw:style-name="gr1" draw:text-style-name="P1" svg:x1="0.8563in" svg:y1="0.0965in" svg:x2="2.2154in" svg:y2="0.0965in">
              <text:p/>
            </draw:line>
          </table:table-cell>
          <table:table-cell>
            <draw:frame table:end-cell-address="Sheet1.D9" table:end-x="0.0933in" table:end-y="0.0799in" draw:z-index="5" draw:style-name="gr4" svg:width="0.537in" svg:height="0.1862in" svg:x="0.4453in" svg:y="0.1047in">
              <draw:text-box>
                <text:p><text:s text:c="2"/>role</text:p>
              </draw:text-box>
            </draw:frame>
          </table:table-cell>
          <table:table-cell/>
          <table:table-cell table:style-name="ce3" office:value-type="string">
            <text:p>Genre</text:p>
            <draw:line table:end-cell-address="Sheet1.G8" table:end-x="0.3807in" table:end-y="0.1287in" draw:z-index="3" draw:style-name="gr1" draw:text-style-name="P1" svg:x1="0.8669in" svg:y1="0.1287in" svg:x2="2.1591in" svg:y2="0.1209in">
              <text:p/>
            </draw:line>
          </table:table-cell>
          <table:table-cell table:number-columns-repeated="2"/>
          <table:table-cell table:style-name="ce3" office:value-type="string">
            <text:p>DirLname</text:p>
          </table:table-cell>
        </table:table-row>
        <table:table-row table:style-name="ro3">
          <table:table-cell/>
          <table:table-cell table:style-name="ce3" office:value-type="string">
            <text:p>Phone</text:p>
          </table:table-cell>
          <table:table-cell table:number-columns-repeated="2"/>
          <table:table-cell table:style-name="ce3" office:value-type="string">
            <text:p>Country</text:p>
          </table:table-cell>
          <table:table-cell table:number-columns-repeated="2"/>
          <table:table-cell table:style-name="ce3" office:value-type="string">
            <text:p>Phone</text:p>
          </table:table-cell>
        </table:table-row>
        <table:table-row table:style-name="ro3">
          <table:table-cell/>
          <table:table-cell table:style-name="ce3" office:value-type="string">
            <text:p>BirthDate</text:p>
          </table:table-cell>
          <table:table-cell table:number-columns-repeated="2"/>
          <table:table-cell table:style-name="ce3" office:value-type="string">
            <text:p>Year</text:p>
          </table:table-cell>
          <table:table-cell table:number-columns-repeated="2"/>
          <table:table-cell table:style-name="ce3" office:value-type="string">
            <text:p>BirthDate</text:p>
          </table:table-cell>
        </table:table-row>
        <table:table-row table:style-name="ro3">
          <table:table-cell/>
          <table:table-cell table:style-name="ce4" office:value-type="string">
            <text:p>Nationality</text:p>
          </table:table-cell>
          <table:table-cell table:number-columns-repeated="2"/>
          <table:table-cell table:style-name="ce4" office:value-type="string">
            <text:p>Duration</text:p>
          </table:table-cell>
          <table:table-cell table:number-columns-repeated="2"/>
          <table:table-cell table:style-name="ce4" office:value-type="string">
            <text:p>Nationality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09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